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</office:automatic-styles>
  <office:body>
    <office:text>
      <text:h text:style-name="Heading_20_2" text:outline-level="2">Myanmar Cases</text:h>
      <text:p text:style-name="First_20_paragraph">List of Myanmar Cases:</text:p>
      <text:list text:style-name="L1">
        <text:list-item>
          <text:p text:style-name="P1">Constitution Campaign (အေၿခခံဥပေဒဆန္ ့က်င္ေရး)</text:p>
        </text:list-item>
        <text:list-item>
          <text:p text:style-name="P1">Flower Speech (ပန္းစကား) #panzagar</text:p>
        </text:list-item>
        <text:list-item>
          <text:p text:style-name="P1">Lady Justice (တရားမွ်တမႈ ေပၚေပါက္ေရး) #Justice2015Myanmar</text:p>
        </text:list-item>
        <text:list-item>
          <text:p text:style-name="P1">Students Marching for National Education Law (အမ်ိဳးသားပညာေရးဥပေဒ ဆန္ ့က်င္ေရး)</text:p>
        </text:list-item>
        <text:list-item>
          <text:p text:style-name="P1">Saffron [monks] Revolution 2007 (၂၀၀၇ သံယာ အေရးအခင္း)</text:p>
        </text:list-item>
        <text:list-item>
          <text:p text:style-name="P1">Dam Movement (ဆည္ - ထား၀ယ္ေရနက္ဆိပ္ကမ္း</text:p>
        </text:list-item>
        <text:list-item>
          <text:p text:style-name="P1">Land Grab/road Protest (ေၿမယာ အေရးအခင္း - ထုိင္းေရနက္ဆိပ္ကမ္း ကားလမ္းေဖာက္ၿခင္း)</text:p>
        </text:list-item>
        <text:list-item>
          <text:p text:style-name="P1">Land Conflict Vs Govt/Thai Company (ေရနက္ဆိပ္ကမ္း)</text:p>
        </text:list-item>
        <text:list-item>
          <text:p text:style-name="P1">Sex Workers Law ( ၿပည့္တန္ဆာဥပေဒ)</text:p>
        </text:list-item>
        <text:list-item>
          <text:p text:style-name="P1">Tax Law Protests (အခြန္ဥပေဒ)</text:p>
        </text:list-item>
        <text:list-item>
          <text:p text:style-name="P1">Irrawaddy Dam Protest ( ၿမစ္ဆံုစီမံကိန္း)</text:p>
        </text:list-item>
        <text:list-item>
          <text:p text:style-name="P1">Land Grab Encampment (Mi Chaung Kan) - မိေခ်ာင္းကန္သပိတ္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